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2">
      <style:paragraph-properties fo:text-align="justify" style:justify-single-word="false" fo:break-before="page"/>
      <style:text-properties fo:language="en" fo:country="IN" officeooo:paragraph-rsid="001689e0"/>
    </style:style>
    <style:style style:name="P2" style:family="paragraph" style:parent-style-name="Heading_20_3">
      <style:paragraph-properties fo:text-align="justify" style:justify-single-word="false"/>
      <style:text-properties fo:language="en" fo:country="IN" officeooo:paragraph-rsid="001689e0"/>
    </style:style>
    <style:style style:name="P3" style:family="paragraph" style:parent-style-name="Heading_20_4">
      <style:paragraph-properties fo:text-align="justify" style:justify-single-word="false"/>
      <style:text-properties fo:language="en" fo:country="IN" officeooo:paragraph-rsid="001689e0"/>
    </style:style>
    <style:style style:name="P4" style:family="paragraph" style:parent-style-name="List_20_Paragraph" style:list-style-name="WWNum74">
      <style:paragraph-properties fo:text-align="justify" style:justify-single-word="false"/>
      <style:text-properties fo:language="en" fo:country="IN" officeooo:paragraph-rsid="001689e0"/>
    </style:style>
    <style:style style:name="P5" style:family="paragraph" style:parent-style-name="List_20_Paragraph" style:list-style-name="WWNum75">
      <style:paragraph-properties fo:text-align="justify" style:justify-single-word="false"/>
      <style:text-properties fo:language="en" fo:country="IN" officeooo:paragraph-rsid="001689e0"/>
    </style:style>
    <style:style style:name="P6" style:family="paragraph" style:parent-style-name="List_20_Paragraph" style:list-style-name="WWNum76">
      <style:paragraph-properties fo:text-align="justify" style:justify-single-word="false"/>
      <style:text-properties fo:language="en" fo:country="IN" officeooo:paragraph-rsid="001689e0"/>
    </style:style>
    <style:style style:name="P7" style:family="paragraph" style:parent-style-name="List_20_Paragraph" style:list-style-name="WWNum77">
      <style:paragraph-properties fo:text-align="justify" style:justify-single-word="false"/>
      <style:text-properties fo:language="en" fo:country="IN" officeooo:paragraph-rsid="001689e0"/>
    </style:style>
    <style:style style:name="P8" style:family="paragraph" style:parent-style-name="List_20_Paragraph" style:list-style-name="WWNum78">
      <style:paragraph-properties fo:text-align="justify" style:justify-single-word="false"/>
      <style:text-properties fo:language="en" fo:country="IN" officeooo:paragraph-rsid="001689e0"/>
    </style:style>
    <style:style style:name="P9" style:family="paragraph" style:parent-style-name="List_20_Paragraph">
      <style:paragraph-properties fo:margin-left="0.635cm" fo:margin-right="0cm" fo:text-align="justify" style:justify-single-word="false" fo:text-indent="0cm" style:auto-text-indent="false"/>
      <style:text-properties fo:language="en" fo:country="IN" officeooo:paragraph-rsid="001689e0"/>
    </style:style>
    <style:style style:name="P10" style:family="paragraph" style:parent-style-name="Standard">
      <style:paragraph-properties fo:text-align="justify" style:justify-single-word="false"/>
      <style:text-properties fo:color="#2e74b5" loext:opacity="100%" style:font-name="Calibri Light" fo:font-size="16pt" fo:language="en" fo:country="IN" officeooo:paragraph-rsid="001689e0" style:font-size-asian="16pt" style:font-name-complex="Mangal" style:font-size-complex="16pt"/>
    </style:style>
    <style:style style:name="P11" style:family="paragraph" style:parent-style-name="Standard">
      <style:paragraph-properties fo:text-align="justify" style:justify-single-word="false"/>
      <style:text-properties fo:language="en" fo:country="IN" officeooo:paragraph-rsid="001689e0"/>
    </style:style>
    <style:style style:name="P12" style:family="paragraph" style:parent-style-name="Standard">
      <style:paragraph-properties fo:margin-left="0.635cm" fo:margin-right="0cm" fo:text-align="justify" style:justify-single-word="false" fo:text-indent="0cm" style:auto-text-indent="false"/>
      <style:text-properties fo:language="en" fo:country="IN" officeooo:paragraph-rsid="001689e0"/>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Subscriber/Subscription</text:h>
      <text:p text:style-name="P11">Customer is an epicentre of any business, so does for Subscription business. Subscription business terms its customer as ‘Subscriber’ just to emphasize on his/her longer term association with the merchant.</text:p>
      <text:p text:style-name="P11">Merchant makes offering in a specific business line in the form of subscription and anyone who wishes avail these offerings, registers himself/herself as a ‘Subscriber’. Then such an enrolled subscriber initiates an agreement of desired duration with the business where he/she agrees to buy a set of products for a predefined time duration with defined periodicities and desired receipt dates. He/she initiates the same because he/she clearly see distinguishable cost benefits through price/discount commitments ( on some products), discounted offer prices on all the products, improved convenience due to doorstep deliveries at no costs etc. In addition to the advantages that business is offering, to honour the length and volume of ‘consistent’ business gained from a subscriber, lucrative benefits are offered to him/her in the form of reward points/cashback etc. as add-ons. Such an association is termed as ‘Subscription’. It is taken to the conclusion through series of deliveries as desired by the subscriber, and wishes that the overall experience by the subscriber will delight him/her and enable him/her to renew the subscription for the next period and so on.</text:p>
      <text:p text:style-name="P11">This short journey description has tried to provide the important activities/responsibilities those needs to be carried out to create a subscription, to deliver the consignments and to offer benefits. All these responsibilities associated with a subscriber and his subscriptions are dealt with, by the Subscriber domain.</text:p>
      <text:p text:style-name="P11">During subscription period subscriber has been given freedom to alter subscriptions of some products, cancel subscriptions of few products or even cancel the remaining aggregate subscription altogether. Such changes make impact on the deliveries yet to be dispatched to that subscriber and hence need to be corrected. Also since alterations happen at different times, the offer prices of products associated with a subscription, whose subscription is getting altered, also get influenced (as they may not be same) and may have considerable impact on overall subscription cost. Lastly the benefits offered to a subscriber are based on the length and volume of subscription. Alterations to subscription content/contract makes an impact on vesting these benefits so as to make sure that undue benefits should neither get passed to subscriber nor additional benefits gained should remain with merchant.</text:p>
      <text:p text:style-name="P11">Overall the Subscriber domain handles all interactions with subscriber, those related to their enrolment, registration/renewal of subscription, alterations to the agreed contracts etc. Along with these frond end operations the domain also handles background activities such as creation/recreation of deliveries, assigning latest offer prices to newly added products, vesting of benefits as per agreed schemes and only to active subscriptions etc..</text:p>
      <text:p text:style-name="P11">If I compare it with other domains Subscriber is one of the ‘active’ business domains as it works on the front end responsibilities associated with Subscribers and their subscriptions and collect inputs which are then consumed by the ‘reactive’ domains such as Payments, Benefits for processing of majority of background responsibilities.</text:p>
      <text:p text:style-name="P11">Now let’s see each of its responsibilities through its lifecycle activities in a greater detail.</text:p>
      <text:h text:style-name="P2" text:outline-level="3">Lifecycle</text:h>
      <text:h text:style-name="P3" text:outline-level="4">Enrolment of a Subscriber</text:h>
      <text:p text:style-name="P11">Any interested customer can enrol himself/herself by providing name, address, and contact details. It is expected that he/she should provide at least one unique identifier to distinguish him/her from any other subscribers with matching name. Optionally an enrolment may also expect the subscriber id of a subscriber who may have ‘referred’ this new prospect for turning into a subscriber. This information is useful in offering referral benefits, if any when the new subscriber registers for a subscription. It is up to the merchant to decide if he/she wishes to execute any such referral scheme.</text:p>
      <text:p text:style-name="P11">The enrolment then enables the subscriber to register for a subscription. Remember that enrolment as a subscriber does not mandate registration of subscription. A subscriber has freedom to decide when to register a subscription, or weather to register it or not. Enrolment as a subscriber just indicates ‘intent’ to go for a subscription agreement now or later in time.</text:p>
      <text:p text:style-name="P11"><text:soft-page-break/>An ‘enrolled’ subscriber may optionally write his/her wish-list to the merchant so as to make him/her think of registering for a subscription. Alternatively he/she may quote reasons for not registering for a subscription (even after enrolment as a subscriber) in the current context. Such an information provide valuable inputs to the merchants to revise their business model to align to subscribers expectations.</text:p>
      <text:h text:style-name="P3" text:outline-level="4">Registration/Renewal of Subscription</text:h>
      <text:p text:style-name="P11">Once enrolled a subscriber can now register a subscription. ‘Registration for a subscription’ is a collective term given to multiple subscriptions, each containing registration for each individual product for a fixed periodic receipt, for a fixed total duration. In a total subscription a subscriber can expect units of a product of desired quantity/volume to be received weekly, biweekly, monthly, quarterly etc. and periodicity of each subscribed product may be different( some are expected weekly whereas others may be expected quarterly). The total duration of subscription refers to the time difference between, first delivery of a subscription and last delivery of same subscription.</text:p>
      <text:p text:style-name="P11">Some rules are recommended to be enforced by the Subscription Ecosystem to prevent misuse of subscriptions.</text:p>
      <text:list xml:id="list615304461" text:style-name="WWNum74">
        <text:list-item>
          <text:p text:style-name="P4">A subscription must always have an upper limit on how much maximum total subscription cost is permissible in a subscription, beyond which a subscriber cannot subscribe for products. Example: An active instance of a subscription ecosystem has enforced Rs. 40,000 as the upper subscription limit. So any subscriber subscribing can max register for good volume costing up-to Rs. 40,000.</text:p>
        </text:list-item>
        <text:list-item>
          <text:p text:style-name="P4">A subscription must always have an upper limit on total subscription duration that a subscriber can subscribe products for. Example: An active instance of subscription ecosystem has set 12 months as upper subscription duration limit. It means any subscriber can subscribe for max 12 months of subscription.</text:p>
        </text:list-item>
        <text:list-item>
          <text:p text:style-name="P4">At a given point of time a subscriber can have only one active subscription. </text:p>
        </text:list-item>
      </text:list>
      <text:p text:style-name="P9"/>
      <text:p text:style-name="P11">These rules are enforced so as to ensure that any reselling merchants should not misuse this ecosystem by registering multiple subscriptions against their profile with unlimited purchase ability and unlimited subscription duration so as to order goods offered at discounted prices in bulk, and reselling them to local customers at MRP.</text:p>
      <text:p text:style-name="P11">The enforcement on maximum subscription duration is also important if the merchant has adopted ‘price committed’ category for some of the products. This is because once a price of a product is committed to a subscription the commitment cannot last for undefined duration. Inflation is increasing product prices and hence there is a limit on till how much time a product can be sold with a initial committed price. Setting of upper limit on subscription duration automatically ensures that a committed price for any product will remain committed only until end of this subscription duration. When subscriber renews subscription new price will be effective.</text:p>
      <text:p text:style-name="P11">Completing registration of a subscription is a multi-step process. </text:p>
      <text:list xml:id="list2889603815" text:style-name="WWNum75">
        <text:list-item>
          <text:p text:style-name="P5">First subscriber associates himself/herself with a new active subscription.</text:p>
        </text:list-item>
        <text:list-item>
          <text:p text:style-name="P5">Then subscriber adds desired items to the subscription.</text:p>
        </text:list-item>
        <text:list-item>
          <text:p text:style-name="P5">For each item subscriber sets desired volume/quantity per delivery, desired periodicity and expected day of each period (week, month, quarter etc.) when the item is expected to be received.</text:p>
        </text:list-item>
        <text:list-item>
          <text:p text:style-name="P5">For each item added to the subscription its pricing category (price committed/percent discount committed/none committed) as set by the merchant and the latest offer price on the date of registration gets associated with that subscription. These attributes associated with each product in a subscription are going to determine the overall cost of this subscription.</text:p>
        </text:list-item>
        <text:list-item>
          <text:p text:style-name="P5">Subscriber will choose a payment scheme appropriate to his/her spend apatite, to determine how much/when the payments are expected towards this subscription.</text:p>
        </text:list-item>
        <text:list-item>
          <text:p text:style-name="P5">Optionally he/she may wish to provide shipping address which can be different than earlier registered address (es).</text:p>
        </text:list-item>
        <text:list-item>
          <text:p text:style-name="P5"><text:soft-page-break/>At the end he/she is will be informed the payment calendar describing amount of each payment instalment and the milestone (before/after which delivery) when that instalment is expected, based on selected payment scheme. He/she is also informed how much benefits he/she will be gaining (subject to adherence to same exact subscription contract) and in what stages the benefits are going to be vested (based on benefit vesting policy adopted by merchant). This information will make him decide whether to confirm the subscription or to go back and make any alterations.</text:p>
        </text:list-item>
        <text:list-item>
          <text:p text:style-name="P5">Finally he/she gives consent to confirm the subscription, thereby activating it for execution.</text:p>
        </text:list-item>
      </text:list>
      <text:p text:style-name="P11">In case subscriber has completed earlier subscription and renewing it for next term the set of steps are going to be more or less same. Some convenience steps are assumed such as assuming same subscription content with same quantity and periodicity as earlier subscription so as to save time on re-specifying them again.</text:p>
      <text:h text:style-name="P3" text:outline-level="4">Cancellation of Subscription</text:h>
      <text:p text:style-name="P11">A subscriber can cancel his/her subscription at any time during its active period. Cancellation of a subscription primarily means deletion of all the deliveries not yet dispatched and returning of any excess paid amount (above the actual cost of delivered subscriptions) back to subscriber.</text:p>
      <text:p text:style-name="P11">Cancellation also impacts determination of benefits to a subscriber, which he/she would otherwise have gained. As cancellation us impacting overall eligibility for a benefit scheme, in case the subscription falls short of eligibility criteria then earlier determined benefits (at the time of subscription confirmation) should get revoked and subscriber should not gain any benefit points/proposed cashbacks. But this may not be always true. Subscriber may already have gained some part of the total benefits, before falling short of a benefit criteria. This depends on vesting policy adopted by the merchant. Let’s see an example. </text:p>
      <text:p text:style-name="P11">Assume that benefit scheme (we will see more about them in the Benefit domain) determines number of reward points based on total subscription cost. When a subscriber subscribed, he became eligible for that benefit scheme and gained 20 reward points. Later subscriber cancelled his active subscription in between, due to which fallen short of his eligibility. What will happen to the awarded 20 points? <text:s/>In case merchant has adopted a policy to vest awarded points only upon the successful completion of registered subscription, then the subscriber will not get any points as the subscription got abruptly cancelled in between, thereby not fulfilling any benefit criteria. But if merchant has adopted some gradual vesting policy then subscriber may have already received some reward points (out of 20) already, as few points out of total awarded ones are vested to him before he/she cancelled. So ecosystem has a responsibility to determine vesting of reward point as part of closure of subscription when it gets cancelled.</text:p>
      <text:h text:style-name="P3" text:outline-level="4">Creation of deliveries</text:h>
      <text:p text:style-name="P11">The term ‘Delivery’ here refers to the specification of a delivery which is going to be dispatched to the target subscriber in future during active subscription period of current subscription. The ‘delivery’ definition lists its content (item-wise quantity), its dispatch date, dispatch address, delivery charges and total delivery cost. This specification of each delivery in a subscription is pre-emptively created when the subscription gets confirmed (even if the actual deliveries are to be made in future time) by its subscriber. The purpose of such a delivery specification is to lay out a deliveries calendar for the full subscription period and hand it over to concerned inventory and dispatch department so as to ensure their timely dispatch to target subscribers.</text:p>
      <text:p text:style-name="P11">The important differentiator of these deliveries definitions is their ‘smart’ creation. As we know that delivering a consignment attracts delivery charges, which is an ingredient of variable expenses. Delivery charges can get optimized if less deliveries of higher weight are made instead of more deliveries of lower weight. The ‘smart’ creation of deliveries refers to merging content of deliveries which are having overlapping/nearby timelines, thereby reducing number of actual deliveries and hence associated delivery cost. </text:p>
      <text:p text:style-name="P11">For example: A subscriber has ordered for 2 biweekly and 1 monthly delivery for each month then each 2<text:span text:style-name="T1">nd</text:span> biweekly delivery gets merged with each monthly delivery as both of them are expected in <text:soft-page-break/>the last week of every month. Pre-emptive creation of deliveries ensure that all such time overlapping deliveries are merged thereby making lesser deliveries but still ensuring that subscriber expected timelines for each of the deliveries are closely adhered to.</text:p>
      <text:p text:style-name="P11">Creation of deliveries occur at two occasions. When a subscription gets confirmed pre-emptive creation of all deliveries expected in that subscription is ‘smartly’ created. When subscriber wishes to alter subscription content it may impact some or all of the remaining deliveries. In such case the all impacted deliveries are dropped and new deliveries are created containing revised subscription content (as desired by subscriber). </text:p>
      <text:p text:style-name="P11">The new deliveries may be equal in number or may vary in case subscriber has added any more deliveries to the current subscription portfolio ore removed few. If subscriber altered the periodicities/desired timelines of receipts of each of the deliveries then number of deliveries may reduce even if subscriber has not dropped any. This will happen due to the smart arrangement of revised deliveries. Due to alteration of desired timelines if remaining deliveries are found to have any overlapping timelines, then they get clubbed, resulting into lesser deliveries count. Alternatively number of deliveries may grow in number even if subscriber has not added any deliveries but changed expected timelines of revised deliveries in such a way that smart merging of deliveries is not possible (as It was earlier).</text:p>
      <text:h text:style-name="P3" text:outline-level="4">Deletion of deliveries</text:h>
      <text:p text:style-name="P11">We have seen earlier that deliveries are pre-emptively created even before their actual dispatch so as to form their calendar to be used by dispatch for their actual dispatch. <text:s/>Thus these are ‘anticipated’ consignments in a subscription.</text:p>
      <text:p text:style-name="P11">When the subscription does not go as per initial agreement due to alterations to it, these anticipations prove false. At this time the deliveries get deleted.</text:p>
      <text:p text:style-name="P11">There are two occasions when deliveries get deleted. When a subscriber changes content or timelines or both for some/all of the remaining deliveries, all the deliveries to which this change becomes applicable gets deleted first and then recreated.</text:p>
      <text:p text:style-name="P11">Alternatively a subscriber may wish to intentionally drop few/all among the remaining deliveries because he/she doesn’t want them, deliveries get deleted. As stated in ‘Cancellation of Subscription’ these deliveries get deleted and invoke recalculation of benefits as well as stop vesting any benefit points if subscription falls below stated benefit criteria.</text:p>
      <text:p text:style-name="P11">Each time for any alterations made by subscriber, the ecosystem tries to calibrate deliveries by trying to merge overlapping deliveries (as described above) so as to optimize delivery cost.</text:p>
      <text:h text:style-name="P3" text:outline-level="4">Preparing delivery for dispatch</text:h>
      <text:p text:style-name="P11">‘Preparing a delivery for dispatch’ is the last event/activity before actually dispatching a delivery to its subscriber. Merchant decides when this ‘preparation’ step should be exercised relative to actual dispatch date. It may be 1, 2 or 3 days prior to actual dispatch of delivery. It is an important preparation step not only for Subscriber domain but also for other domains.</text:p>
      <text:p text:style-name="P11">It is the last point of time when the offer price of all the items in a delivery with price category ‘None Committed’ is updated with latest offer price. It is the last point of time when the MRP of all the items in a delivery with price category ‘Percent Discount Committed’ is updated. In case the MRP of an item is found different than the one at delivery creation then it will also change the offer price of that item in that delivery. Thus total delivery cost is refreshed by refreshing offer prices of products in these two categories.</text:p>
      <text:p text:style-name="P11">The preparation of delivery for dispatch also triggers due payment calculation in Payments domain. Again it is the same activity of getting the latest offer price of ‘non committed’ items, MRP of ‘percent discount committed’ items in that deliveries and all deliveries after that and refresh due amount from that delivery as well as all pending deliveries. We will see that in detail, during the description for Payments domain.</text:p>
      <text:h text:style-name="P3" text:outline-level="4">Dispatching a delivery</text:h>
      <text:p text:style-name="P11">Few days prior to expected receipt date of a delivery the delivery is to be dispatched from the merchant. So it approves the dispatch of a delivery to the concerned dispatch department and marks the delivery as ‘dispatched’ in his/her record of deliveries of a subscription. Though dispatch of a <text:soft-page-break/>delivery assume deemed success for that delivery, the delivery status gets tracked to see if delivery is really successfully delivered to its intended destination and whether it is fully accepted by the receiver. </text:p>
      <text:h text:style-name="P3" text:outline-level="4">Update Delivery Dispatch Status</text:h>
      <text:p text:style-name="P11">When delivery is dispatched to intended recipient it may yield either of the below outcomes</text:p>
      <text:list xml:id="list2599729247" text:style-name="WWNum76">
        <text:list-item>
          <text:p text:style-name="P6">Delivery is received and fully accepted by the recipient.</text:p>
        </text:list-item>
        <text:list-item>
          <text:p text:style-name="P6">Delivery received but few items are returned by the recipient</text:p>
        </text:list-item>
        <text:list-item>
          <text:p text:style-name="P6">Delivery not received and returned back Or delivery is received but fully returned by the recipient</text:p>
        </text:list-item>
      </text:list>
      <text:p text:style-name="P12">It is expected that the concerned dispatch department which tracks the success of each delivery and updating the delivery status in subscription ecosystem. Based on either of the above outcomes the ecosystem updates status of each delivered items in that delivery.</text:p>
      <text:list xml:id="list3784880408" text:style-name="WWNum77">
        <text:list-item>
          <text:p text:style-name="P7">In case item is delivered then its status gets registered as ‘delivered’ with actual date of dispatch and its offer price is materialized as recognized revenue.</text:p>
        </text:list-item>
        <text:list-item>
          <text:p text:style-name="P7">In case item is not delivered or returned back, its status is registered as ‘Failure’ with appropriate reason on why it has failed. In this case its offer price cannot contribute to recognized revenue and needs to be returned back to the subscriber. </text:p>
        </text:list-item>
      </text:list>
      <text:p text:style-name="P12">So the delivery dispatch status is sent to different domain and it is treated in each of the domains as following.</text:p>
      <text:list xml:id="list1585512014" text:style-name="WWNum78">
        <text:list-item>
          <text:p text:style-name="P8">In Business domain for all items in a delivery if the dispatch status is registered as ‘Delivered’ their offer price is debited from advance booking amount (if any) paid by its subscriber and credited to recognized revenue. For items having status as ‘Failed’ no transfer of amount takes place.</text:p>
        </text:list-item>
        <text:list-item>
          <text:p text:style-name="P8">In Payments domain for each item in a delivery if dispatch status is ‘Delivered’ the item status replicated as ‘Delivered’. The items for which delivery status is ‘Failure’ their appropriate offer price is moved back to refund amount for processing refunds.</text:p>
        </text:list-item>
      </text:list>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Mangal" style:font-family-complex="Mangal"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 style:font-family-asian="Calibri" style:font-family-generic-asian="system" style:font-pitch-asian="variable" style:font-size-asian="12pt" style:font-name-complex="Mangal" style:font-family-complex="Mangal"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Mangal" style:font-family-complex="Mangal"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03T18:04:44.198169539</meta:creation-date>
    <dc:date>2020-10-03T18:05:07.882366691</dc:date>
    <meta:editing-duration>PT24S</meta:editing-duration>
    <meta:editing-cycles>1</meta:editing-cycles>
    <meta:document-statistic meta:table-count="0" meta:image-count="0" meta:object-count="0" meta:page-count="5" meta:paragraph-count="64" meta:word-count="3001" meta:character-count="19311" meta:non-whitespace-character-count="16383"/>
    <meta:generator>LibreOffice/7.0.1.2$MacOSX_X86_64 LibreOffice_project/7cbcfc562f6eb6708b5ff7d7397325de9e764452</meta:generator>
  </office:meta>
</office:document-meta>
</file>